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objectwithoutfill">
      <style:graphic-properties draw:stroke="dash" draw:stroke-dash="Ultrafine_20_Dashed"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draw:stroke="dash" draw:stroke-dash="Dashed_20__28_var_29_" svg:stroke-color="#ff0000" draw:marker-end="Arrow" draw:marker-end-width="0.3cm" draw:fill="none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fill="solid" draw:fill-color="#ccff99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.703cm"/>
    </style:style>
    <style:style style:name="pr5" style:family="presentation" style:parent-style-name="Default-outline1">
      <style:graphic-properties fo:min-height="13.20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title">
      <style:graphic-properties fo:min-height="1.549cm"/>
    </style:style>
    <style:style style:name="pr10" style:family="presentation" style:parent-style-name="Default-outline1">
      <style:graphic-properties fo:min-height="6.096cm"/>
    </style:style>
    <style:style style:name="pr11" style:family="presentation" style:parent-style-name="Default-outline1">
      <style:graphic-properties fo:min-height="3.302cm"/>
    </style:style>
    <style:style style:name="P1" style:family="paragraph">
      <style:text-properties fo:font-size="32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ff3333" fo:font-size="32pt" style:font-size-asian="32pt" style:font-size-complex="3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99a8ba" fo:font-family="Menlo" fo:font-size="16pt" style:font-family-asian="Menlo" style:font-size-asian="16pt" style:font-family-complex="Menlo" style:font-size-complex="9.10000038146973pt"/>
    </style:style>
    <style:style style:name="P9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  <style:text-properties fo:font-family="ArialMT" style:font-family-generic="swiss" fo:font-size="18pt" style:font-family-asian="ArialMT" style:font-family-generic-asian="swiss" style:font-size-asian="18pt" style:font-family-complex="ArialMT" style:font-family-generic-complex="swiss" style:font-size-complex="18pt"/>
    </style:style>
    <style:style style:name="P10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3333" fo:font-size="32pt" style:font-size-asian="32pt" style:font-size-complex="32pt"/>
    </style:style>
    <style:style style:name="T6" style:family="text">
      <style:text-properties fo:color="#bf6426" fo:font-family="Menlo" fo:font-size="16pt" style:font-family-asian="Menlo" style:font-size-asian="16pt" style:font-family-complex="Menlo" style:font-size-complex="9.10000038146973pt"/>
    </style:style>
    <style:style style:name="T7" style:family="text">
      <style:text-properties fo:color="#99a8ba" fo:font-family="Menlo" fo:font-size="16pt" style:font-family-asian="Menlo" style:font-size-asian="16pt" style:font-family-complex="Menlo" style:font-size-complex="9.10000038146973pt"/>
    </style:style>
    <style:style style:name="T8" style:family="text">
      <style:text-properties fo:color="#85609a" fo:font-family="Menlo" fo:font-size="16pt" style:font-family-asian="Menlo" style:font-size-asian="16pt" style:font-family-complex="Menlo" style:font-size-complex="9.10000038146973pt"/>
    </style:style>
    <style:style style:name="T9" style:family="text">
      <style:text-properties fo:color="#5684ad" fo:font-family="Menlo" fo:font-size="16pt" style:font-family-asian="Menlo" style:font-size-asian="16pt" style:font-family-complex="Menlo" style:font-size-complex="9.10000038146973pt"/>
    </style:style>
    <style:style style:name="T10" style:family="text">
      <style:text-properties fo:color="#febb5b" fo:font-family="Menlo" fo:font-size="16pt" style:font-family-asian="Menlo" style:font-size-asian="16pt" style:font-family-complex="Menlo" style:font-size-complex="9.10000038146973pt"/>
    </style:style>
    <style:style style:name="T11" style:family="text">
      <style:text-properties style:use-window-font-color="true" style:text-outline="false" style:text-line-through-style="none" fo:font-family="ArialMT" style:font-family-generic="swiss" fo:font-size="18pt" fo:font-style="normal" fo:text-shadow="none" style:text-underline-style="none" fo:font-weight="normal" style:letter-kerning="true" style:font-family-asian="ArialMT" style:font-family-generic-asian="swiss" style:font-size-asian="18pt" style:font-style-asian="normal" style:font-weight-asian="normal" style:font-family-complex="ArialMT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threading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1.703cm" svg:x="1.4cm" svg:y="0.837cm" presentation:class="title" presentation:user-transformed="true">
          <draw:text-box>
            <text:p text:style-name="P2"><text:span text:style-name="T1">Thread API</text:span></text:p>
          </draw:text-box>
        </draw:frame>
        <draw:frame presentation:style-name="pr5" draw:layer="layout" svg:width="25.199cm" svg:height="13.208cm" svg:x="1.27cm" svg:y="3.556cm" presentation:class="outline" presentation:user-transformed="true">
          <draw:text-box>
            <text:list text:style-name="L2">
              <text:list-item>
                <text:p><text:span text:style-name="T2">Classes and interfaces</text:span></text:p>
                <text:list>
                  <text:list-item>
                    <text:p><text:span text:style-name="T2">Thread</text:span></text:p>
                  </text:list-item>
                  <text:list-item>
                    <text:p><text:span text:style-name="T2">Runnable</text:span></text:p>
                  </text:list-item>
                </text:list>
              </text:list-item>
              <text:list-item>
                <text:p><text:span text:style-name="T2">Runnable doesn't returns value and doesn't throw exception into parent thread</text:span></text:p>
              </text:list-item>
              <text:list-item>
                <text:p><text:span text:style-name="T2">Can be Daem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9cm" svg:height="1.703cm" svg:x="1.4cm" svg:y="0.837cm" presentation:class="title" presentation:user-transformed="true">
          <draw:text-box>
            <text:p text:style-name="P2"><text:span text:style-name="T1">Multithreading</text:span></text:p>
          </draw:text-box>
        </draw:frame>
        <draw:frame presentation:style-name="pr5" draw:layer="layout" svg:width="25.199cm" svg:height="14.897cm" svg:x="1.471cm" svg:y="4.826cm" presentation:class="outline" presentation:user-transformed="true">
          <draw:text-box>
            <text:list text:style-name="L2">
              <text:list-item>
                <text:p><text:span text:style-name="T2">Processes</text:span></text:p>
                <text:list>
                  <text:list-item>
                    <text:p><text:span text:style-name="T3">has a self-contained execution environment. A process generally has a complete, private set of basic run-time resources; in particular, each process has its own memory space.</text:span></text:p>
                  </text:list-item>
                  <text:list-item>
                    <text:p><text:span text:style-name="T3">are often seen as synonymous with programs or applications</text:span></text:p>
                  </text:list-item>
                  <text:list-item>
                    <text:p><text:span text:style-name="T3">communication via Inter Process Communication (IPC)</text:span></text:p>
                  </text:list-item>
                  <text:list-item>
                    <text:p><text:span text:style-name="T3">Example : </text:span></text:p>
                    <text:list>
                      <text:list-header>
                        <text:p><text:span text:style-name="T4">Process iostat = new ProcessBuilder().command("iostat", "-C").inheritIO().start();</text:span></text:p>
                        <text:p><text:span text:style-name="T4">boolean finished = iostat.waitFor(100, TimeUnit.MILLISECONDS);</text:span></text:p>
                      </text:list-header>
                    </text:list>
                  </text:list-item>
                </text:list>
              </text:list-item>
              <text:list-item>
                <text:p><text:span text:style-name="T2">Threads</text:span></text:p>
                <text:list>
                  <text:list-item>
                    <text:p><text:span text:style-name="T3">lightweight processes</text:span></text:p>
                  </text:list-item>
                  <text:list-item>
                    <text:p><text:span text:style-name="T3">every process has at least one. </text:span></text:p>
                  </text:list-item>
                  <text:list-item>
                    <text:p><text:span text:style-name="T3">share the process's resources, including memory and open files.</text:span> </text:p>
                  </text:list-item>
                  <text:list-item>
                    <text:p><text:span text:style-name="T3">CPU executes threa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5.199cm" svg:height="1.703cm" svg:x="1.471cm" svg:y="0.329cm" presentation:class="title" presentation:user-transformed="true">
          <draw:text-box>
            <text:p text:style-name="P2"><text:span text:style-name="T1">Thread API</text:span></text:p>
          </draw:text-box>
        </draw:frame>
        <draw:rect draw:style-name="gr2" draw:text-style-name="P4" draw:layer="layout" svg:width="4.826cm" svg:height="1.778cm" svg:x="1.778cm" svg:y="3.302cm">
          <text:p text:style-name="P4">Thread main</text:p>
        </draw:rect>
        <draw:line draw:style-name="gr3" draw:text-style-name="P4" draw:layer="layout" svg:x1="4.064cm" svg:y1="5.08cm" svg:x2="4.064cm" svg:y2="12.954cm">
          <text:p/>
        </draw:line>
        <draw:line draw:style-name="gr4" draw:text-style-name="P4" draw:layer="layout" svg:x1="4.064cm" svg:y1="7.366cm" svg:x2="9.144cm" svg:y2="7.366cm">
          <text:p/>
        </draw:line>
        <draw:line draw:style-name="gr3" draw:text-style-name="P4" draw:layer="layout" svg:x1="9.144cm" svg:y1="7.366cm" svg:x2="9.144cm" svg:y2="17.272cm">
          <text:p/>
        </draw:line>
        <draw:ellipse draw:style-name="gr2" draw:text-style-name="P4" draw:layer="layout" svg:width="4.572cm" svg:height="1.27cm" svg:x="2.032cm" svg:y="19.05cm">
          <text:p text:style-name="P4">end</text:p>
        </draw:ellipse>
        <draw:frame draw:style-name="gr5" draw:layer="layout" svg:width="5.334cm" svg:height="2.384cm" svg:x="1.524cm" svg:y="13.364cm">
          <draw:text-box>
            <text:p>End of execution</text:p>
          </draw:text-box>
        </draw:frame>
        <draw:line draw:style-name="gr6" draw:text-style-name="P4" draw:layer="layout" svg:x1="4.064cm" svg:y1="14.732cm" svg:x2="4.064cm" svg:y2="19.05cm">
          <text:p/>
        </draw:line>
        <draw:frame draw:style-name="gr7" draw:layer="layout" svg:width="8.939cm" svg:height="0.962cm" svg:x="0.254cm" svg:y="16.256cm">
          <draw:text-box>
            <text:p>Wait while sub thread working</text:p>
          </draw:text-box>
        </draw:frame>
        <draw:frame draw:style-name="gr7" draw:layer="layout" svg:width="8.689cm" svg:height="0.962cm" svg:x="4.318cm" svg:y="6.15cm">
          <draw:text-box>
            <text:p>Creates NOT daemon thread</text:p>
          </draw:text-box>
        </draw:frame>
        <draw:rect draw:style-name="gr2" draw:text-style-name="P4" draw:layer="layout" svg:width="4.826cm" svg:height="1.778cm" svg:x="16.479cm" svg:y="3.302cm">
          <text:p text:style-name="P4">Thread main</text:p>
        </draw:rect>
        <draw:line draw:style-name="gr3" draw:text-style-name="P4" draw:layer="layout" svg:x1="18.765cm" svg:y1="5.08cm" svg:x2="18.765cm" svg:y2="12.954cm">
          <text:p/>
        </draw:line>
        <draw:line draw:style-name="gr4" draw:text-style-name="P4" draw:layer="layout" svg:x1="18.765cm" svg:y1="7.366cm" svg:x2="23.845cm" svg:y2="7.366cm">
          <text:p/>
        </draw:line>
        <draw:line draw:style-name="gr3" draw:text-style-name="P4" draw:layer="layout" svg:x1="23.845cm" svg:y1="7.366cm" svg:x2="23.845cm" svg:y2="17.272cm">
          <text:p/>
        </draw:line>
        <draw:ellipse draw:style-name="gr2" draw:text-style-name="P4" draw:layer="layout" svg:width="4.572cm" svg:height="1.27cm" svg:x="16.51cm" svg:y="14.732cm">
          <text:p text:style-name="P4">end</text:p>
        </draw:ellipse>
        <draw:frame draw:style-name="gr7" draw:layer="layout" svg:width="7.174cm" svg:height="0.962cm" svg:x="19.019cm" svg:y="6.15cm">
          <draw:text-box>
            <text:p>Creates daemon thread</text:p>
          </draw:text-box>
        </draw:frame>
        <draw:frame draw:style-name="gr5" draw:layer="layout" svg:width="5.334cm" svg:height="2.384cm" svg:x="14.986cm" svg:y="12.954cm">
          <draw:text-box>
            <text:p>End of execution</text:p>
          </draw:text-box>
        </draw:frame>
        <draw:line draw:style-name="gr3" draw:text-style-name="P4" draw:layer="layout" svg:x1="20.32cm" svg:y1="13.462cm" svg:x2="23.845cm" svg:y2="13.462cm">
          <text:p/>
        </draw:line>
        <draw:frame draw:style-name="gr8" draw:layer="layout" svg:width="1.56cm" svg:height="0.962cm" svg:x="21.336cm" svg:y="12.446cm">
          <draw:text-box>
            <text:p>kills</text:p>
          </draw:text-box>
        </draw:frame>
        <draw:frame draw:style-name="gr9" draw:text-style-name="P5" draw:layer="layout" svg:width="1.678cm" svg:height="1.513cm" svg:x="23.268cm" svg:y="14.478cm">
          <draw:text-box>
            <text:p text:style-name="P2"><text:span text:style-name="T5">X</text:span></text:p>
          </draw:text-box>
        </draw:frame>
        <draw:line draw:style-name="gr3" draw:text-style-name="P4" draw:layer="layout" svg:x1="18.742cm" svg:y1="13.97cm" svg:x2="18.742cm" svg:y2="14.73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9cm" svg:height="1.703cm" svg:x="1.4cm" svg:y="0.837cm" presentation:class="title" presentation:user-transformed="true">
          <draw:text-box>
            <text:p text:style-name="P2"><text:span text:style-name="T1">Sleep and interruption</text:span></text:p>
          </draw:text-box>
        </draw:frame>
        <draw:frame presentation:style-name="pr5" draw:layer="layout" svg:width="25.199cm" svg:height="13.208cm" svg:x="0.963cm" svg:y="4.318cm" presentation:class="outline" presentation:user-transformed="true">
          <draw:text-box>
            <text:list text:style-name="L2">
              <text:list-item>
                <text:p><text:span text:style-name="T2">All timings are dependent on OS scheduler</text:span></text:p>
              </text:list-item>
              <text:list-item>
                <text:p><text:span text:style-name="T2">sleep() </text:span></text:p>
                <text:list>
                  <text:list-item>
                    <text:p><text:span text:style-name="T2">Suspends thread execution for a specified period</text:span></text:p>
                  </text:list-item>
                  <text:list-item>
                    <text:p><text:span text:style-name="T2">Thread doesn't uses CPU time while sleeping</text:span></text:p>
                  </text:list-item>
                  <text:list-item>
                    <text:p><text:span text:style-name="T2">Thread might be interrupted while sleeping so method </text:span></text:p>
                    <text:p><text:span text:style-name="T2">throws Interrupted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9cm" svg:height="1.703cm" svg:x="1.4cm" svg:y="0.837cm" presentation:class="title" presentation:user-transformed="true">
          <draw:text-box>
            <text:p text:style-name="P2"><text:span text:style-name="T1">Interruption</text:span></text:p>
          </draw:text-box>
        </draw:frame>
        <draw:frame presentation:style-name="pr5" draw:layer="layout" svg:width="25.199cm" svg:height="13.208cm" svg:x="0.963cm" svg:y="4.318cm" presentation:class="outline" presentation:user-transformed="true">
          <draw:text-box>
            <text:list text:style-name="L2">
              <text:list-item>
                <text:p><text:span text:style-name="T2">Thread can be interrupted by another thread using method</text:span></text:p>
                <text:list>
                  <text:list-item>
                    <text:p><text:span text:style-name="T2">Thread # interrupt</text:span></text:p>
                  </text:list-item>
                </text:list>
              </text:list-item>
              <text:list-item>
                <text:p><text:span text:style-name="T2">So in if Runnable has loop you have to check interruption flag using method </text:span></text:p>
                <text:list>
                  <text:list-item>
                    <text:p><text:span text:style-name="T2">Thread # isInterrup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Joi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hread # join</text:span></text:p>
                <text:list>
                  <text:list-item>
                    <text:p><text:span text:style-name="T3">Assume you have a set of heavy methods which you want execute in parallel, but you cannot continue while they are not finished</text:span></text:p>
                  </text:list-item>
                </text:list>
              </text:list-item>
            </text:list>
          </draw:text-box>
        </draw:frame>
        <draw:rect draw:style-name="gr2" draw:text-style-name="P4" draw:layer="layout" svg:width="5.08cm" svg:height="1.524cm" svg:x="2.286cm" svg:y="8.382cm">
          <text:p text:style-name="P4">Thread 1</text:p>
        </draw:rect>
        <draw:line draw:style-name="gr3" draw:text-style-name="P4" draw:layer="layout" svg:x1="4.572cm" svg:y1="10.16cm" svg:x2="4.572cm" svg:y2="13.716cm">
          <text:p/>
        </draw:line>
        <draw:line draw:style-name="gr4" draw:text-style-name="P4" draw:layer="layout" svg:x1="4.572cm" svg:y1="11.43cm" svg:x2="20.32cm" svg:y2="11.43cm">
          <text:p/>
        </draw:line>
        <draw:rect draw:style-name="gr2" draw:text-style-name="P4" draw:layer="layout" svg:width="5.08cm" svg:height="1.524cm" svg:x="9.398cm" svg:y="12.446cm">
          <text:p text:style-name="P4">Thread 2</text:p>
        </draw:rect>
        <draw:rect draw:style-name="gr2" draw:text-style-name="P4" draw:layer="layout" svg:width="5.08cm" svg:height="1.524cm" svg:x="17.526cm" svg:y="12.446cm">
          <text:p text:style-name="P4">Thread 3</text:p>
        </draw:rect>
        <draw:line draw:style-name="gr3" draw:text-style-name="P4" draw:layer="layout" svg:x1="11.938cm" svg:y1="11.43cm" svg:x2="11.938cm" svg:y2="12.446cm">
          <text:p/>
        </draw:line>
        <draw:line draw:style-name="gr3" draw:text-style-name="P4" draw:layer="layout" svg:x1="20.32cm" svg:y1="11.43cm" svg:x2="20.32cm" svg:y2="12.446cm">
          <text:p/>
        </draw:line>
        <draw:frame draw:style-name="gr10" draw:layer="layout" svg:width="3.302cm" svg:height="1.673cm" svg:x="3.302cm" svg:y="13.716cm">
          <draw:text-box>
            <text:p>t2.join()</text:p>
            <text:p>t3.join()</text:p>
          </draw:text-box>
        </draw:frame>
        <draw:line draw:style-name="gr3" draw:text-style-name="P4" draw:layer="layout" svg:x1="4.318cm" svg:y1="17.526cm" svg:x2="4.318cm" svg:y2="20.574cm">
          <text:p/>
        </draw:line>
        <draw:line draw:style-name="gr11" draw:text-style-name="P4" draw:layer="layout" svg:x1="4.318cm" svg:y1="15.389cm" svg:x2="4.318cm" svg:y2="17.526cm">
          <text:p/>
        </draw:line>
        <draw:frame draw:style-name="gr7" draw:layer="layout" svg:width="10.175cm" svg:height="0.962cm" svg:x="0.254cm" svg:y="16.056cm">
          <draw:text-box>
            <text:p>Wait for t2 and t3 end of execution</text:p>
          </draw:text-box>
        </draw:frame>
        <draw:line draw:style-name="gr3" draw:text-style-name="P4" draw:layer="layout" svg:x1="20.274cm" svg:y1="17.588cm" svg:x2="4.318cm" svg:y2="17.588cm">
          <text:p/>
        </draw:line>
        <draw:line draw:style-name="gr4" draw:text-style-name="P4" draw:layer="layout" svg:x1="11.938cm" svg:y1="13.97cm" svg:x2="11.938cm" svg:y2="17.588cm">
          <text:p/>
        </draw:line>
        <draw:line draw:style-name="gr4" draw:text-style-name="P4" draw:layer="layout" svg:x1="20.274cm" svg:y1="13.97cm" svg:x2="20.274cm" svg:y2="17.588cm">
          <text:p/>
        </draw:line>
        <draw:frame draw:style-name="gr7" draw:layer="layout" svg:width="5.938cm" svg:height="0.962cm" svg:x="1.778cm" svg:y="18.773cm">
          <draw:text-box>
            <text:p>Continue exec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rect draw:style-name="gr12" draw:text-style-name="P4" draw:layer="layout" svg:width="12.192cm" svg:height="5.334cm" svg:x="0.762cm" svg:y="14.986cm">
          <text:p/>
        </draw:rect>
        <draw:frame presentation:style-name="pr9" draw:layer="layout" svg:width="25.199cm" svg:height="1.737cm" svg:x="1.016cm" svg:y="0.549cm" presentation:class="title" presentation:user-transformed="true">
          <draw:text-box>
            <text:p>Volatile</text:p>
          </draw:text-box>
        </draw:frame>
        <draw:frame presentation:style-name="pr10" draw:text-style-name="P6" draw:layer="layout" svg:width="25.199cm" svg:height="6.096cm" svg:x="0.508cm" svg:y="1.524cm" presentation:class="outline" presentation:user-transformed="true">
          <draw:text-box>
            <text:list text:style-name="L2">
              <text:list-header>
                <text:p text:style-name="P6"><text:span text:style-name="T2"/></text:p>
              </text:list-header>
              <text:list-item>
                <text:p text:style-name="P6"><text:span text:style-name="T2">Mark variable or reference as non-cacheable</text:span></text:p>
                <text:list>
                  <text:list-header>
                    <text:p text:style-name="P6"><text:span text:style-name="T2">- That prevent copy into local cache of thread context</text:span></text:p>
                  </text:list-header>
                </text:list>
              </text:list-item>
              <text:list-item>
                <text:p text:style-name="P6"><text:span text:style-name="T2">Guarantees visibility between threads but not atomicity</text:span></text:p>
              </text:list-item>
            </text:list>
          </draw:text-box>
        </draw:frame>
        <draw:rect draw:style-name="gr12" draw:text-style-name="P4" draw:layer="layout" svg:width="12.192cm" svg:height="5.588cm" svg:x="0.762cm" svg:y="7.874cm">
          <text:p/>
        </draw:rect>
        <draw:rect draw:style-name="gr2" draw:text-style-name="P4" draw:layer="layout" svg:width="3.81cm" svg:height="1.524cm" svg:x="1.27cm" svg:y="10.668cm">
          <text:p text:style-name="P4">Thread 1</text:p>
        </draw:rect>
        <draw:rect draw:style-name="gr13" draw:text-style-name="P4" draw:layer="layout" svg:width="5.842cm" svg:height="2.286cm" svg:x="6.604cm" svg:y="10.414cm">
          <text:p text:style-name="P4">int a = 7</text:p>
          <text:p text:style-name="P4">volatile int b =</text:p>
        </draw:rect>
        <draw:rect draw:style-name="gr2" draw:text-style-name="P4" draw:layer="layout" svg:width="3.81cm" svg:height="1.524cm" svg:x="1.016cm" svg:y="17.526cm">
          <text:p text:style-name="P4">Thread 2</text:p>
        </draw:rect>
        <draw:rect draw:style-name="gr13" draw:text-style-name="P4" draw:layer="layout" svg:width="5.842cm" svg:height="2.286cm" svg:x="6.35cm" svg:y="17.272cm">
          <text:p text:style-name="P4">int a = 0</text:p>
          <text:p text:style-name="P4">volatile int b =</text:p>
        </draw:rect>
        <draw:rect draw:style-name="gr2" draw:text-style-name="P4" draw:layer="layout" svg:width="5.08cm" svg:height="11.176cm" svg:x="16.51cm" svg:y="8.382cm">
          <text:p text:style-name="P4">int a = 0</text:p>
          <text:p text:style-name="P4">volatile int b = 4</text:p>
        </draw:rect>
        <draw:frame draw:style-name="gr14" draw:layer="layout" svg:width="2.796cm" svg:height="1.673cm" svg:x="17.778cm" svg:y="8.995cm">
          <draw:text-box>
            <text:p>Main </text:p>
            <text:p>memory</text:p>
          </draw:text-box>
        </draw:frame>
        <draw:line draw:style-name="gr3" draw:text-style-name="P4" draw:layer="layout" svg:x1="5.08cm" svg:y1="11.176cm" svg:x2="6.604cm" svg:y2="11.176cm">
          <text:p/>
        </draw:line>
        <draw:line draw:style-name="gr3" draw:text-style-name="P4" draw:layer="layout" svg:x1="6.604cm" svg:y1="11.938cm" svg:x2="5.08cm" svg:y2="11.938cm">
          <text:p/>
        </draw:line>
        <draw:line draw:style-name="gr3" draw:text-style-name="P4" draw:layer="layout" svg:x1="4.826cm" svg:y1="17.78cm" svg:x2="6.35cm" svg:y2="17.78cm">
          <text:p/>
        </draw:line>
        <draw:line draw:style-name="gr3" draw:text-style-name="P4" draw:layer="layout" svg:x1="6.35cm" svg:y1="18.542cm" svg:x2="4.826cm" svg:y2="18.542cm">
          <text:p/>
        </draw:line>
        <draw:line draw:style-name="gr3" draw:text-style-name="P4" draw:layer="layout" svg:x1="11.43cm" svg:y1="18.796cm" svg:x2="20.828cm" svg:y2="14.732cm">
          <text:p/>
        </draw:line>
        <draw:frame draw:style-name="gr7" draw:layer="layout" svg:width="2.373cm" svg:height="0.962cm" svg:x="1.27cm" svg:y="8.128cm">
          <draw:text-box>
            <text:p>CPU 0</text:p>
          </draw:text-box>
        </draw:frame>
        <draw:frame draw:style-name="gr7" draw:layer="layout" svg:width="2.373cm" svg:height="0.962cm" svg:x="1.27cm" svg:y="15.494cm">
          <draw:text-box>
            <text:p>CPU 1</text:p>
          </draw:text-box>
        </draw:frame>
        <draw:frame draw:style-name="gr7" draw:layer="layout" svg:width="4.244cm" svg:height="0.962cm" svg:x="7.62cm" svg:y="8.944cm">
          <draw:text-box>
            <text:p>CPU 0 cache</text:p>
          </draw:text-box>
        </draw:frame>
        <draw:frame draw:style-name="gr7" draw:layer="layout" svg:width="4.244cm" svg:height="0.962cm" svg:x="7cm" svg:y="15.914cm">
          <draw:text-box>
            <text:p>CPU 1 cache</text:p>
          </draw:text-box>
        </draw:frame>
        <draw:line draw:style-name="gr3" draw:text-style-name="P4" draw:layer="layout" svg:x1="12.192cm" svg:y1="11.938cm" svg:x2="21.082cm" svg:y2="13.97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layer="layout" svg:width="25.199cm" svg:height="1.737cm" svg:x="1.016cm" svg:y="0.549cm" presentation:class="title" presentation:user-transformed="true">
          <draw:text-box>
            <text:p>Synchonized</text:p>
          </draw:text-box>
        </draw:frame>
        <draw:frame presentation:style-name="pr11" draw:text-style-name="P6" draw:layer="layout" svg:width="25.199cm" svg:height="4.775cm" svg:x="0.709cm" svg:y="2.083cm" presentation:class="outline" presentation:user-transformed="true">
          <draw:text-box>
            <text:list text:style-name="L2">
              <text:list-header>
                <text:p text:style-name="P6"><text:span text:style-name="T2"/></text:p>
              </text:list-header>
              <text:list-item>
                <text:p text:style-name="P6"><text:span text:style-name="T2">Why doesn't next code work unexpected if different threads invokes it ?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7" draw:layer="layout" svg:width="11.022cm" svg:height="8.123cm" svg:x="1.524cm" svg:y="6.096cm">
          <draw:text-box>
            <text:p text:style-name="P7"><text:span text:style-name="T6">class </text:span><text:span text:style-name="T7">Counter {</text:span></text:p>
            <text:p text:style-name="P7"><text:span text:style-name="T7"><text:s text:c="4"/></text:span><text:span text:style-name="T6">private volatile int </text:span><text:span text:style-name="T8">c </text:span><text:span text:style-name="T7">= </text:span><text:span text:style-name="T9">0</text:span><text:span text:style-name="T6">;</text:span></text:p>
            <text:p text:style-name="P7"><text:span text:style-name="T6"><text:s text:c="4"/></text:span><text:span text:style-name="T6">public void </text:span><text:span text:style-name="T10">increment</text:span><text:span text:style-name="T7">() {</text:span></text:p>
            <text:p text:style-name="P7"><text:span text:style-name="T7"><text:s text:c="8"/></text:span><text:span text:style-name="T8">c</text:span><text:span text:style-name="T7">++</text:span><text:span text:style-name="T6">;</text:span></text:p>
            <text:p text:style-name="P7"><text:span text:style-name="T6"><text:s text:c="4"/></text:span><text:span text:style-name="T7">}</text:span></text:p>
            <text:p text:style-name="P7"><text:span text:style-name="T7"><text:s text:c="4"/></text:span><text:span text:style-name="T6">public void </text:span><text:span text:style-name="T10">decrement</text:span><text:span text:style-name="T7">() {</text:span></text:p>
            <text:p text:style-name="P7"><text:span text:style-name="T7"><text:s text:c="8"/></text:span><text:span text:style-name="T8">c</text:span><text:span text:style-name="T7">--</text:span><text:span text:style-name="T6">;</text:span></text:p>
            <text:p text:style-name="P7"><text:span text:style-name="T6"><text:s text:c="4"/></text:span><text:span text:style-name="T7">}</text:span></text:p>
            <text:p text:style-name="P7"><text:span text:style-name="T7"><text:s text:c="4"/></text:span><text:span text:style-name="T6">public int </text:span><text:span text:style-name="T10">value</text:span><text:span text:style-name="T7">() {</text:span></text:p>
            <text:p text:style-name="P7"><text:span text:style-name="T7"><text:s text:c="8"/></text:span><text:span text:style-name="T6">return </text:span><text:span text:style-name="T8">c</text:span><text:span text:style-name="T6">;</text:span></text:p>
            <text:p text:style-name="P7"><text:span text:style-name="T6"><text:s text:c="4"/></text:span><text:span text:style-name="T7">}</text:span></text:p>
            <text:p text:style-name="P8">}</text:p>
          </draw:text-box>
        </draw:frame>
        <draw:frame draw:style-name="gr15" draw:text-style-name="P6" draw:layer="layout" svg:width="19.158cm" svg:height="2.139cm" svg:x="1.016cm" svg:y="14.117cm">
          <draw:text-box>
            <text:p text:style-name="P6"><text:span text:style-name="T2">Because operations c++ and c-- aren't atomic!</text:span></text:p>
          </draw:text-box>
        </draw:frame>
        <draw:frame draw:style-name="gr7" draw:text-style-name="P10" draw:layer="layout" svg:width="16.91cm" svg:height="4.517cm" svg:x="2.313cm" svg:y="16.107cm">
          <draw:text-box>
            <text:p text:style-name="P9"><text:span text:style-name="T3">Thread A: Retrieve c.</text:span></text:p>
            <text:p text:style-name="P9"><text:span text:style-name="T3">Thread B: Retrieve c.</text:span></text:p>
            <text:p text:style-name="P9"><text:span text:style-name="T3">Thread A: Increment retrieved value; result is 1.</text:span></text:p>
            <text:p text:style-name="P9"><text:span text:style-name="T3">Thread B: Decrement retrieved value; result is -1.</text:span></text:p>
            <text:p text:style-name="P9"><text:span text:style-name="T3">Thread A: Store result in c; c is now 1.</text:span></text:p>
            <text:p text:style-name="P9"><text:span text:style-name="T3">Thread B: Store result in c; c is now -1.</text:span></text:p>
          </draw:text-box>
        </draw:frame>
        <draw:frame draw:style-name="gr7" draw:text-style-name="P6" draw:layer="layout" svg:width="11.331cm" svg:height="3.083cm" svg:x="13.716cm" svg:y="7.776cm">
          <draw:text-box>
            <text:p text:style-name="P6"><text:span text:style-name="T2">Thread A invokes increment</text:span></text:p>
            <text:p text:style-name="P6"><text:span text:style-name="T2">Thread B invokes decrement</text:span></text:p>
            <text:p text:style-name="P6"><text:span text:style-name="T2">Result = -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9" draw:layer="layout" svg:width="25.199cm" svg:height="1.737cm" svg:x="1.016cm" svg:y="0.549cm" presentation:class="title" presentation:user-transformed="true">
          <draw:text-box>
            <text:p>Synchronized</text:p>
          </draw:text-box>
        </draw:frame>
        <draw:frame presentation:style-name="pr11" draw:text-style-name="P6" draw:layer="layout" svg:width="25.199cm" svg:height="4.775cm" svg:x="0.709cm" svg:y="2.083cm" presentation:class="outline" presentation:user-transformed="true">
          <draw:text-box>
            <text:list text:style-name="L2">
              <text:list-header>
                <text:p text:style-name="P6"><text:span text:style-name="T2"/></text:p>
              </text:list-header>
              <text:list-item>
                <text:p text:style-name="P6"><text:span text:style-name="T2">Why doesn't next code work unexpected if different threads invokes it ?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7" draw:layer="layout" svg:width="11.022cm" svg:height="8.123cm" svg:x="1.524cm" svg:y="6.096cm">
          <draw:text-box>
            <text:p text:style-name="P7"><text:span text:style-name="T6">class </text:span><text:span text:style-name="T7">Counter {</text:span></text:p>
            <text:p text:style-name="P7"><text:span text:style-name="T7"><text:s text:c="4"/></text:span><text:span text:style-name="T6">private volatile int </text:span><text:span text:style-name="T8">c </text:span><text:span text:style-name="T7">= </text:span><text:span text:style-name="T9">0</text:span><text:span text:style-name="T6">;</text:span></text:p>
            <text:p text:style-name="P7"><text:span text:style-name="T6"><text:s text:c="4"/></text:span><text:span text:style-name="T6">public void </text:span><text:span text:style-name="T10">increment</text:span><text:span text:style-name="T7">() {</text:span></text:p>
            <text:p text:style-name="P7"><text:span text:style-name="T7"><text:s text:c="8"/></text:span><text:span text:style-name="T8">c</text:span><text:span text:style-name="T7">++</text:span><text:span text:style-name="T6">;</text:span></text:p>
            <text:p text:style-name="P7"><text:span text:style-name="T6"><text:s text:c="4"/></text:span><text:span text:style-name="T7">}</text:span></text:p>
            <text:p text:style-name="P7"><text:span text:style-name="T7"><text:s text:c="4"/></text:span><text:span text:style-name="T6">public void </text:span><text:span text:style-name="T10">decrement</text:span><text:span text:style-name="T7">() {</text:span></text:p>
            <text:p text:style-name="P7"><text:span text:style-name="T7"><text:s text:c="8"/></text:span><text:span text:style-name="T8">c</text:span><text:span text:style-name="T7">--</text:span><text:span text:style-name="T6">;</text:span></text:p>
            <text:p text:style-name="P7"><text:span text:style-name="T6"><text:s text:c="4"/></text:span><text:span text:style-name="T7">}</text:span></text:p>
            <text:p text:style-name="P7"><text:span text:style-name="T7"><text:s text:c="4"/></text:span><text:span text:style-name="T6">public int </text:span><text:span text:style-name="T10">value</text:span><text:span text:style-name="T7">() {</text:span></text:p>
            <text:p text:style-name="P7"><text:span text:style-name="T7"><text:s text:c="8"/></text:span><text:span text:style-name="T6">return </text:span><text:span text:style-name="T8">c</text:span><text:span text:style-name="T6">;</text:span></text:p>
            <text:p text:style-name="P7"><text:span text:style-name="T6"><text:s text:c="4"/></text:span><text:span text:style-name="T7">}</text:span></text:p>
            <text:p text:style-name="P8">}</text:p>
          </draw:text-box>
        </draw:frame>
        <draw:frame draw:style-name="gr15" draw:text-style-name="P6" draw:layer="layout" svg:width="19.158cm" svg:height="2.139cm" svg:x="1.016cm" svg:y="14.117cm">
          <draw:text-box>
            <text:p text:style-name="P6"><text:span text:style-name="T2">Because operations c++ and c-- aren't atomic!</text:span></text:p>
          </draw:text-box>
        </draw:frame>
        <draw:frame draw:style-name="gr7" draw:text-style-name="P10" draw:layer="layout" svg:width="16.91cm" svg:height="4.517cm" svg:x="2.313cm" svg:y="16.107cm">
          <draw:text-box>
            <text:p text:style-name="P9"><text:span text:style-name="T3">Thread A: Retrieve c.</text:span></text:p>
            <text:p text:style-name="P9"><text:span text:style-name="T3">Thread B: Retrieve c.</text:span></text:p>
            <text:p text:style-name="P9"><text:span text:style-name="T3">Thread A: Increment retrieved value; result is 1.</text:span></text:p>
            <text:p text:style-name="P9"><text:span text:style-name="T3">Thread B: Decrement retrieved value; result is -1.</text:span></text:p>
            <text:p text:style-name="P9"><text:span text:style-name="T3">Thread A: Store result in c; c is now 1.</text:span></text:p>
            <text:p text:style-name="P9"><text:span text:style-name="T3">Thread B: Store result in c; c is now -1.</text:span></text:p>
          </draw:text-box>
        </draw:frame>
        <draw:frame draw:style-name="gr7" draw:text-style-name="P6" draw:layer="layout" svg:width="11.331cm" svg:height="3.083cm" svg:x="13.716cm" svg:y="7.776cm">
          <draw:text-box>
            <text:p text:style-name="P6"><text:span text:style-name="T2">Thread A invokes increment</text:span></text:p>
            <text:p text:style-name="P6"><text:span text:style-name="T2">Thread B invokes decrement</text:span></text:p>
            <text:p text:style-name="P6"><text:span text:style-name="T2">Result = -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layer="layout" svg:width="25.199cm" svg:height="1.737cm" svg:x="1.016cm" svg:y="0.549cm" presentation:class="title" presentation:user-transformed="true">
          <draw:text-box>
            <text:p>Synchronized</text:p>
          </draw:text-box>
        </draw:frame>
        <draw:frame presentation:style-name="pr11" draw:text-style-name="P6" draw:layer="layout" svg:width="25.199cm" svg:height="14.862cm" svg:x="0.709cm" svg:y="2.083cm" presentation:class="outline" presentation:user-transformed="true">
          <draw:text-box>
            <text:list text:style-name="L2">
              <text:list-header>
                <text:p text:style-name="P6"><text:span text:style-name="T2"/></text:p>
              </text:list-header>
              <text:list-item>
                <text:p text:style-name="P6"><text:span text:style-name="T2">Synchronized methods</text:span></text:p>
                <text:list>
                  <text:list-item>
                    <text:p><text:span text:style-name="T11">Synchronized methods enable a simple strategy for preventing thread interference and memory consistency errors: if an object is visible to more than one thread, all reads or writes to that object's variables are done through synchronized methods</text:span></text:p>
                  </text:list-item>
                  <text:list-item>
                    <text:p><text:span text:style-name="T11">it is not possible for two invocations of synchronized methods on the same object to interleave. When one thread is executing a synchronized method for an object, all other threads that invoke synchronized methods for the same object block (suspend execution) until the first thread is done with the object.</text:span></text:p>
                  </text:list-item>
                </text:list>
              </text:list-item>
              <text:list-item>
                <text:p text:style-name="P6"><text:span text:style-name="T2">Synchronized statements</text:span></text:p>
                <text:list>
                  <text:list-item>
                    <text:p><text:span text:style-name="T3">known as the intrinsic lock or monitor lock</text:span><text:span text:style-name="T3"><text:tab/></text:span></text:p>
                  </text:list-item>
                  <text:list-item>
                    <text:p><text:span text:style-name="T3">Blocks only specified lines of code</text:span></text:p>
                  </text:list-item>
                  <text:list-item>
                    <text:p><text:span text:style-name="T3">In monitor can be object or class</text:span></text:p>
                  </text:list-item>
                  <text:list-item>
                    <text:p><text:span text:style-name="T3">uses wait() - notify() commun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s sedacs</meta:initial-creator>
    <meta:creation-date>2018-05-25T09:36:22</meta:creation-date>
    <meta:editing-duration>PT11M20S</meta:editing-duration>
    <meta:editing-cycles>2</meta:editing-cycles>
    <dc:date>2018-05-25T10:34:53</dc:date>
    <dc:creator>olegs sedacs</dc:creator>
    <meta:document-statistic meta:object-count="125"/>
    <meta:generator>OpenOffice/4.1.5$Unix OpenOffice.org_project/415m1$Build-9789</meta:generator>
  </office:meta>
</office:document-meta>
</file>